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cdcac" officeooo:paragraph-rsid="001cd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</text:p>
      <text:p text:style-name="P1">1</text:p>
      <text:p text:style-name="P1"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8:31:06.858774192</meta:creation-date>
    <dc:date>2018-01-24T18:31:59.531732006</dc:date>
    <meta:editing-duration>PT54S</meta:editing-duration>
    <meta:editing-cycles>1</meta:editing-cycles>
    <meta:document-statistic meta:table-count="0" meta:image-count="0" meta:object-count="0" meta:page-count="1" meta:paragraph-count="3" meta:word-count="3" meta:character-count="6" meta:non-whitespace-character-count="6"/>
    <meta:generator>LibreOfficeDev/6.1.0.0.alpha0$Linux_X86_64 LibreOffice_project/efc06e9bb696110350ab3e14344de53db992280e</meta:generator>
  </office:meta>
</office:document-meta>
</file>